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924B6CDDBBB8E9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gr3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4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6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8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9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1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3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4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5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style:font-size-asian="8pt" style:font-size-complex="8pt"/>
    </style:style>
    <style:style style:name="P18" style:family="paragraph">
      <style:paragraph-properties fo:text-align="center"/>
      <style:text-properties style:font-name="Liberation Sans Narrow" fo:font-size="6pt" fo:font-weight="bold"/>
    </style:style>
    <style:style style:name="P19" style:family="paragraph">
      <loext:graphic-properties draw:fill-color="#e8f2a1"/>
      <style:paragraph-properties fo:text-align="center"/>
      <style:text-properties style:font-name="Liberation Sans Narrow" fo:font-size="6pt" fo:font-weight="bold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5.40000009536743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924B6CDDBBB8E9E7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3" draw:layer="layout" svg:width="3.048cm" svg:height="1.016cm" svg:x="0.581cm" svg:y="3.121cm">
          <text:p text:style-name="P3">Character Name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5" draw:layer="layout" svg:width="6.477cm" svg:height="2.286cm" svg:x="0.381cm" svg:y="4.191cm">
          <text:p text:style-name="P4"><text:span text:style-name="T2"><text:s/></text:span><text:span text:style-name="T2">Character Back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143cm" svg:height="0.508cm" svg:x="3.81cm" svg:y="0.381cm">
          <text:p text:style-name="P6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43cm" svg:height="0.508cm" svg:x="6.096cm" svg:y="0.381cm">
          <text:p text:style-name="P6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143cm" svg:height="0.508cm" svg:x="7.239cm" svg:y="0.381cm">
          <text:p text:style-name="P9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.524cm" svg:height="0.508cm" svg:x="8.382cm" svg:y="0.381cm">
          <text:p text:style-name="P11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4.953cm" svg:y="0.381cm">
          <text:p text:style-name="P6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3" draw:layer="layout" svg:width="1.143cm" svg:height="0.508cm" svg:x="3.81cm" svg:y="0.889cm">
            <text:p><text:span text:style-name="T2"/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143cm" svg:height="0.508cm" svg:x="6.096cm" svg:y="0.88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143cm" svg:height="0.508cm" svg:x="7.239cm" svg:y="0.8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1.524cm" svg:height="0.508cm" svg:x="8.382cm" svg:y="0.88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143cm" svg:height="0.508cm" svg:x="4.953cm" svg:y="0.889cm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14" draw:layer="layout" svg:width="1.524cm" svg:height="0.508cm" svg:x="4.064cm" svg:y="2.032cm">
          <text:p text:style-name="P11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.524cm" svg:height="0.508cm" svg:x="4.064cm" svg:y="2.54cm">
          <text:p text:style-name="P11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1" draw:text-style-name="P7" draw:layer="layout" svg:width="1.524cm" svg:height="0.508cm" svg:x="3.81cm" svg:y="2.032cm">
                <text:p text:style-name="P6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8" draw:layer="layout" svg:width="1.524cm" svg:height="0.508cm" svg:x="5.334cm" svg:y="2.032cm">
                <text:p text:style-name="P6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6" draw:layer="layout" svg:width="1.524cm" svg:height="0.508cm" svg:x="3.81cm" svg:y="2.54cm">
                <text:p text:style-name="P9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3" draw:layer="layout" svg:width="1.524cm" svg:height="0.508cm" svg:x="5.334cm" svg:y="2.54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6" draw:layer="layout" svg:width="1.524cm" svg:height="0.508cm" svg:x="3.81cm" svg:y="3.048cm">
                <text:p text:style-name="P9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3" draw:layer="layout" svg:width="1.524cm" svg:height="0.508cm" svg:x="5.334cm" svg:y="3.048cm">
                <text:p/>
                <draw:enhanced-geometry svg:viewBox="0 0 21600 21600" draw:type="rectangle" draw:enhanced-path="M 0 0 L 21600 0 21600 21600 0 21600 0 0 Z N"/>
              </draw:custom-shape>
              <draw:custom-shape draw:style-name="gr8" draw:text-style-name="P16" draw:layer="layout" svg:width="1.524cm" svg:height="0.508cm" svg:x="3.81cm" svg:y="3.556cm">
                <text:p text:style-name="P9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13" draw:layer="layout" svg:width="1.524cm" svg:height="0.508cm" svg:x="5.334cm" svg:y="3.55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17" draw:layer="layout" svg:width="5.334cm" svg:height="4.445cm" svg:x="6.985cm" svg:y="2.032cm">
          <text:p text:style-name="P17"><text:span text:style-name="T2">Special Abil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1.143cm" svg:height="0.508cm" svg:x="11.176cm" svg:y="0.381cm">
          <text:p text:style-name="P11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1.143cm" svg:height="0.508cm" svg:x="11.176cm" svg:y="0.889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19" draw:layer="layout" svg:width="0.381cm" svg:height="0.381cm" svg:x="5.588cm" svg:y="6.985cm">
            <text:p text:style-name="P18"><text:span text:style-name="T5">47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5.207cm" svg:y="6.985cm">
            <text:p text:style-name="P18"><text:span text:style-name="T5">46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0.635cm" svg:y="6.985cm">
            <text:p text:style-name="P18"><text:span text:style-name="T5">34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.397cm" svg:y="6.985cm">
            <text:p text:style-name="P18"><text:span text:style-name="T5">36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.778cm" svg:y="6.985cm">
            <text:p text:style-name="P18"><text:span text:style-name="T5">37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2.159cm" svg:y="6.985cm">
            <text:p text:style-name="P18"><text:span text:style-name="T5">38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2.54cm" svg:y="6.985cm">
            <text:p text:style-name="P18"><text:span text:style-name="T5">39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2.921cm" svg:y="6.985cm">
            <text:p text:style-name="P18"><text:span text:style-name="T5">40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3.302cm" svg:y="6.985cm">
            <text:p text:style-name="P18"><text:span text:style-name="T5">4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3.683cm" svg:y="6.985cm">
            <text:p text:style-name="P18"><text:span text:style-name="T5">4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4.064cm" svg:y="6.985cm">
            <text:p text:style-name="P18"><text:span text:style-name="T5">4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4.445cm" svg:y="6.985cm">
            <text:p text:style-name="P18"><text:span text:style-name="T5">44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4.826cm" svg:y="6.985cm">
            <text:p text:style-name="P18"><text:span text:style-name="T5">45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.016cm" svg:y="6.985cm">
            <text:p text:style-name="P18"><text:span text:style-name="T5">35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0.254cm" svg:y="6.985cm">
            <text:p text:style-name="P18"><text:span text:style-name="T5">3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5.969cm" svg:y="6.985cm">
            <text:p text:style-name="P18"><text:span text:style-name="T5">48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6.35cm" svg:y="6.985cm">
            <text:p text:style-name="P18"><text:span text:style-name="T5">49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6.731cm" svg:y="6.985cm">
            <text:p text:style-name="P18"><text:span text:style-name="T5">50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7.112cm" svg:y="6.985cm">
            <text:p text:style-name="P18"><text:span text:style-name="T5">5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7.493cm" svg:y="6.985cm">
            <text:p text:style-name="P18"><text:span text:style-name="T5">5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7.874cm" svg:y="6.985cm">
            <text:p text:style-name="P18"><text:span text:style-name="T5">5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8.255cm" svg:y="6.985cm">
            <text:p text:style-name="P18"><text:span text:style-name="T5">54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8.636cm" svg:y="6.985cm">
            <text:p text:style-name="P18"><text:span text:style-name="T5">55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9.017cm" svg:y="6.985cm">
            <text:p text:style-name="P18"><text:span text:style-name="T5">56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9.398cm" svg:y="6.985cm">
            <text:p text:style-name="P18"><text:span text:style-name="T5">57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9.779cm" svg:y="6.985cm">
            <text:p text:style-name="P18"><text:span text:style-name="T5">58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0.16cm" svg:y="6.985cm">
            <text:p text:style-name="P18"><text:span text:style-name="T5">59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0.541cm" svg:y="6.985cm">
            <text:p text:style-name="P18"><text:span text:style-name="T5">60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0.922cm" svg:y="6.985cm">
            <text:p text:style-name="P18"><text:span text:style-name="T5">6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1.303cm" svg:y="6.985cm">
            <text:p text:style-name="P18"><text:span text:style-name="T5">6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1.684cm" svg:y="6.985cm">
            <text:p text:style-name="P18"><text:span text:style-name="T5">6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2.065cm" svg:y="6.985cm">
            <text:p text:style-name="P18"><text:span text:style-name="T5">64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5" draw:text-style-name="P19" draw:layer="layout" svg:width="0.381cm" svg:height="0.381cm" svg:x="5.588cm" svg:y="6.604cm">
            <text:p text:style-name="P18"><text:span text:style-name="T5">15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5.207cm" svg:y="6.604cm">
            <text:p text:style-name="P18"><text:span text:style-name="T5">14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0.635cm" svg:y="6.604cm">
            <text:p text:style-name="P18"><text:span text:style-name="T5">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.397cm" svg:y="6.604cm">
            <text:p text:style-name="P18"><text:span text:style-name="T5">4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.778cm" svg:y="6.604cm">
            <text:p text:style-name="P18"><text:span text:style-name="T5">5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2.159cm" svg:y="6.604cm">
            <text:p text:style-name="P18"><text:span text:style-name="T5">6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2.54cm" svg:y="6.604cm">
            <text:p text:style-name="P18"><text:span text:style-name="T5">7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2.921cm" svg:y="6.604cm">
            <text:p text:style-name="P18"><text:span text:style-name="T5">8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3.302cm" svg:y="6.604cm">
            <text:p text:style-name="P18"><text:span text:style-name="T5">9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3.683cm" svg:y="6.604cm">
            <text:p text:style-name="P18"><text:span text:style-name="T5">10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4.064cm" svg:y="6.604cm">
            <text:p text:style-name="P18"><text:span text:style-name="T5">1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4.445cm" svg:y="6.604cm">
            <text:p text:style-name="P18"><text:span text:style-name="T5">1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4.826cm" svg:y="6.604cm">
            <text:p text:style-name="P18"><text:span text:style-name="T5">1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.016cm" svg:y="6.604cm">
            <text:p text:style-name="P18"><text:span text:style-name="T5">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0.254cm" svg:y="6.604cm">
            <text:p text:style-name="P18"><text:span text:style-name="T5">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5.969cm" svg:y="6.604cm">
            <text:p text:style-name="P18"><text:span text:style-name="T5">16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6.35cm" svg:y="6.604cm">
            <text:p text:style-name="P18"><text:span text:style-name="T5">17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6.731cm" svg:y="6.604cm">
            <text:p text:style-name="P18"><text:span text:style-name="T5">18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7.112cm" svg:y="6.604cm">
            <text:p text:style-name="P18"><text:span text:style-name="T5">19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7.493cm" svg:y="6.604cm">
            <text:p text:style-name="P18"><text:span text:style-name="T5">20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7.874cm" svg:y="6.604cm">
            <text:p text:style-name="P18"><text:span text:style-name="T5">2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8.255cm" svg:y="6.604cm">
            <text:p text:style-name="P18"><text:span text:style-name="T5">2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8.636cm" svg:y="6.604cm">
            <text:p text:style-name="P18"><text:span text:style-name="T5">23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9.017cm" svg:y="6.604cm">
            <text:p text:style-name="P18"><text:span text:style-name="T5">24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9.398cm" svg:y="6.604cm">
            <text:p text:style-name="P18"><text:span text:style-name="T5">25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9.779cm" svg:y="6.604cm">
            <text:p text:style-name="P18"><text:span text:style-name="T5">26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0.16cm" svg:y="6.604cm">
            <text:p text:style-name="P18"><text:span text:style-name="T5">27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0.541cm" svg:y="6.604cm">
            <text:p text:style-name="P18"><text:span text:style-name="T5">28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0.922cm" svg:y="6.604cm">
            <text:p text:style-name="P18"><text:span text:style-name="T5">29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1.303cm" svg:y="6.604cm">
            <text:p text:style-name="P18"><text:span text:style-name="T5">30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1.684cm" svg:y="6.604cm">
            <text:p text:style-name="P18"><text:span text:style-name="T5">31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9" draw:layer="layout" svg:width="0.381cm" svg:height="0.381cm" svg:x="12.065cm" svg:y="6.604cm">
            <text:p text:style-name="P18"><text:span text:style-name="T5">32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" draw:text-style-name="P13" draw:layer="layout" svg:width="1.143cm" svg:height="0.508cm" svg:x="3.81cm" svg:y="1.3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143cm" svg:height="0.508cm" svg:x="6.096cm" svg:y="1.3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143cm" svg:height="0.508cm" svg:x="7.239cm" svg:y="1.39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3" draw:layer="layout" svg:width="1.524cm" svg:height="0.508cm" svg:x="8.382cm" svg:y="1.3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143cm" svg:height="0.508cm" svg:x="4.953cm" svg:y="1.39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2T18:44:30.646000000</meta:creation-date>
    <dc:date>2021-09-14T14:21:41.516000000</dc:date>
    <meta:editing-duration>PT14M30S</meta:editing-duration>
    <meta:editing-cycles>5</meta:editing-cycles>
    <meta:generator>LibreOffice/6.4.1.2$Windows_X86_64 LibreOffice_project/4d224e95b98b138af42a64d84056446d09082932</meta:generator>
    <meta:document-statistic meta:object-count="102"/>
  </office:meta>
</office:document-meta>
</file>